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5000001F68CB4B12C1ABAD120.png" manifest:media-type="image/png"/>
  <manifest:file-entry manifest:full-path="Pictures/100000000000032000000258511A0C7872EB2D4A.png" manifest:media-type="image/png"/>
  <manifest:file-entry manifest:full-path="Pictures/1000000000000203000001D3CB3984949D132E98.png" manifest:media-type="image/png"/>
  <manifest:file-entry manifest:full-path="Pictures/10000000000001930000008DC426AA088F6E2595.png" manifest:media-type="image/png"/>
  <manifest:file-entry manifest:full-path="Pictures/1000000000000196000001CB51E32FD2AA23FFE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title">
      <style:graphic-properties fo:min-height="1.563cm"/>
    </style:style>
    <style:style style:name="pr8" style:family="presentation" style:parent-style-name="lyt-bluelinesgrad-outline1">
      <style:graphic-properties draw:stroke="none" draw:fill="none" fo:min-height="1.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從台灣的角度</text:span></text:p>
            <text:p text:style-name="P1"><text:span text:style-name="T1"/></text:p>
            <text:p text:style-name="P1"><text:span text:style-name="T1">看東亞的歷史</text:span><text:span text:style-name="T1"><text:line-break/></text:span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4</text:span><text:span text:style-name="T3">月</text:span><text:span text:style-name="T3">1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是學程式的人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歷史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可以說是個大外行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我總覺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不論是用《中國的角度》</text:p>
              </text:list-item>
              <text:list-item>
                <text:p>或者用《台灣的角度》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來理解歷史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台灣人而言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都不太好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為甚麼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們不用，涵蓋台灣與中國</text:p>
              </text:list-item>
              <text:list-item>
                <text:p>但是不受限於台灣與中國的角度，來看歷史呢？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台澎金馬的人而言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如果、我們用東亞的角度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p><text:span text:style-name="T7">來看歷史</text:span><text:span text:style-name="T7"><text:line-break/></text:span><text:span text:style-name="T7">不是應該</text:span><text:span text:style-name="T7"><text:line-break/></text:span><text:span text:style-name="T7">會更恰當嗎？</text:span></text:p>
          </draw:text-box>
        </draw:frame>
        <draw:frame draw:style-name="gr5" draw:text-style-name="P7" draw:layer="layout" svg:width="14.399cm" svg:height="16.278cm" svg:x="12.8cm" svg:y="4.122cm">
          <draw:image xlink:href="Pictures/1000000000000196000001CB51E32FD2AA23FFED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7" draw:layer="layout" svg:width="25.199cm" svg:height="2.541cm" svg:x="1.4cm" svg:y="1.259cm" presentation:class="title" presentation:user-transformed="true">
          <draw:text-box>
            <text:p>國民黨版的歷史</text:p>
          </draw:text-box>
        </draw:frame>
        <draw:frame presentation:style-name="pr8" draw:text-style-name="P8" draw:layer="layout" svg:width="16.942cm" svg:height="3.878cm" svg:x="1.2cm" svg:y="5.6cm">
          <draw:text-box>
            <text:list text:style-name="L3">
              <text:list-item>
                <text:p><text:span text:style-name="T8">通常關注</text:span></text:p>
                <text:p><text:span text:style-name="T8">這塊區域</text:span></text:p>
              </text:list-item>
            </text:list>
          </draw:text-box>
        </draw:frame>
        <draw:frame draw:style-name="gr5" draw:text-style-name="P7" draw:layer="layout" svg:width="15.8cm" svg:height="14.327cm" svg:x="11cm" svg:y="5.4cm">
          <draw:image xlink:href="Pictures/1000000000000203000001D3CB3984949D132E98.png" xlink:type="simple" xlink:show="embed" xlink:actuate="onLoad">
            <text:p/>
          </draw:image>
        </draw:frame>
        <draw:line draw:style-name="gr6" draw:text-style-name="P5" draw:layer="layout" svg:x1="7cm" svg:y1="7.6cm" svg:x2="20.8cm" svg:y2="12.2cm">
          <text:p/>
        </draw:lin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民進黨版的歷史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則只剩下<text:line-break/>這塊區域</text:p>
              </text:list-item>
            </text:list>
          </draw:text-box>
        </draw:frame>
        <draw:frame draw:style-name="gr5" draw:text-style-name="P7" draw:layer="layout" svg:width="7.728cm" svg:height="14.007cm" svg:x="17.472cm" svg:y="4.918cm">
          <draw:image xlink:href="Pictures/1000000000000115000001F68CB4B12C1ABAD120.png" xlink:type="simple" xlink:show="embed" xlink:actuate="onLoad">
            <text:p/>
          </draw:image>
        </draw:frame>
        <draw:line draw:style-name="gr6" draw:text-style-name="P5" draw:layer="layout" svg:x1="11cm" svg:y1="10.6cm" svg:x2="17cm" svg:y2="10cm">
          <text:p/>
        </draw:lin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但是、您知道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汶萊在哪裡嗎？</text:p>
              </text:list-item>
              <text:list-item>
                <text:p>汶萊的人口裡面，有一半人口的祖先來自小金門嗎？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您知道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台灣的原住民，和紐西蘭、澳洲的原住民之間，在血緣和語言上，是非常相似的嗎？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您知道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所謂的倭寇，其實有很大部分是漢人嗎？</text:span></text:p>
              </text:list-item>
              <text:list-item>
                <text:p><text:span text:style-name="T7">問題是、他們到底算是日本人還是明朝人呢？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那個年代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那些同時會講日語和漢語的人，而且在台灣、日本、明朝之間來來去去的人，到底算是哪一國人呢？</text:span></text:p>
              </text:list-item>
              <text:list-item>
                <text:p><text:span text:style-name="T9">鄭芝龍、鄭成功、顏思齊、王直等人，該算哪裡的人呢？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的身體裡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是否流有台灣原住民的血液呢？</text:span><text:span text:style-name="T7"><text:line-break/></text:span><text:span text:style-name="T7"/></text:p>
              </text:list-item>
              <text:list-item>
                <text:p><text:span text:style-name="T7">是否擁有台灣原住民的</text:span><text:span text:style-name="T7">DNA</text:span><text:span text:style-name="T7">呢？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澳洲、紐西蘭的原住民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和我們是甚麼關係呢？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原本居住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台灣平地或山腳下的平埔族原住民，為何消失了呢？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鄭成功時代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漢人與原住民大量通婚，甚至造成原住民男子失婚的問題，導致後來在</text:span><text:span text:style-name="T7">1737</text:span><text:span text:style-name="T7">年乾隆制定了禁止雙方通婚的規定嗎？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日本的天皇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和德川家康、織田信長、豐臣秀吉之間是甚麼關係 …</text:span></text:p>
              </text:list-item>
              <text:list-item>
                <text:p><text:span text:style-name="T7">英國黑船駛入長崎港對日本造成甚麼影響？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菲律賓、印尼這些國家是何時成立的？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歐洲各國何時來到東南亞？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4-01T21:03:47.371000000</dc:date>
    <meta:editing-duration>P1DT20H45M59S</meta:editing-duration>
    <meta:editing-cycles>444</meta:editing-cycles>
    <meta:generator>LibreOffice/5.1.0.3$Windows_x86 LibreOffice_project/5e3e00a007d9b3b6efb6797a8b8e57b51ab1f737</meta:generator>
    <meta:document-statistic meta:object-count="127"/>
  </office:meta>
</office:document-meta>
</file>